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1E05305AE1466D8D653.png" manifest:media-type="image/png"/>
  <manifest:file-entry manifest:full-path="Pictures/10000201000001B0000001FEB2F3B058B663672D.png" manifest:media-type="image/png"/>
  <manifest:file-entry manifest:full-path="Pictures/100002010000012C000000695A32E07366ABFB0E.png" manifest:media-type="image/png"/>
  <manifest:file-entry manifest:full-path="Pictures/10000201000003E0000001A1F6A73BB4.png" manifest:media-type="image/png"/>
  <manifest:file-entry manifest:full-path="Pictures/10000200000000B40000009D72325FB016FF50AC.gif" manifest:media-type="image/gif"/>
  <manifest:file-entry manifest:full-path="Pictures/1000020100000181000000D76DB068E26BF810E7.png" manifest:media-type="image/png"/>
  <manifest:file-entry manifest:full-path="Pictures/10000200000000F00000017D1FF2AC5D530BEAD0.gif" manifest:media-type="image/gif"/>
  <manifest:file-entry manifest:full-path="Pictures/10000201000003E0000000CADF47E2973086D189.png" manifest:media-type="image/png"/>
  <manifest:file-entry manifest:full-path="Pictures/100002000000021B0000014BEB0033FE40B792CB.gif" manifest:media-type="image/gif"/>
  <manifest:file-entry manifest:full-path="Pictures/100019A7000007B80000076346FD605FD99E4682.svg" manifest:media-type="image/svg+xml"/>
  <manifest:file-entry manifest:full-path="Pictures/100002010000004B000000477CC1C14EB4AAF6B4.png" manifest:media-type="image/png"/>
  <manifest:file-entry manifest:full-path="Pictures/10000201000001B40000039E0449D1FB3988D3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4.991cm" fo:min-width="5.055cm" fo:padding-top="0.175cm" fo:padding-bottom="0.175cm" fo:padding-left="0.3cm" fo:padding-right="0.3cm" fo:wrap-option="wrap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939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draw:auto-grow-height="true" fo:min-height="3.93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solid" draw:fill-color="#ffffff"/>
      <style:paragraph-properties fo:text-align="start"/>
    </style:style>
    <style:style style:name="P10" style:family="paragraph">
      <loext:graphic-properties draw:fill-color="#ffffff"/>
      <style:text-properties style:font-size-asian="18pt"/>
    </style:style>
    <style:style style:name="P11" style:family="paragraph">
      <loext:graphic-properties draw:fill="none"/>
      <style:paragraph-properties fo:text-align="start"/>
      <style:text-properties style:font-size-asian="18pt"/>
    </style:style>
    <style:style style:name="P12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 </text:span><text:span text:style-name="T1">Gramin</text:span><text:span text:style-name="T1">（ぐらみん）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シューティングゲームを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draw:style-name="gr3" draw:text-style-name="P6" draw:layer="layout" svg:width="18.566cm" svg:height="11.4cm" svg:x="7.16cm" svg:y="6.4cm">
          <draw:image xlink:href="Pictures/100002000000021B0000014BEB0033FE40B792CB.gif" xlink:type="simple" xlink:show="embed" xlink:actuate="onLoad">
            <text:p/>
          </draw:image>
        </draw:frame>
        <draw:frame presentation:style-name="pr4" draw:text-style-name="P7" draw:layer="layout" svg:width="24.2cm" svg:height="3.939cm" svg:x="0.2cm" svg:y="1.678cm" presentation:class="title" presentation:user-transformed="true">
          <draw:text-box>
            <text:p><text:span text:style-name="T3">シューティングゲーム</text:span><text:span text:style-name="T3"><text:line-break/></text:span><text:span text:style-name="T3">〜ボールのブロック〜</text:span></text:p>
          </draw:text-box>
        </draw:frame>
        <draw:custom-shape draw:style-name="gr4" draw:text-style-name="P8" draw:layer="layout" svg:width="5.8cm" svg:height="4cm" svg:x="0.7cm" svg:y="8.4cm">
          <text:p text:style-name="P1">はじめはたおした数を０にしておく</text:p>
          <draw:enhanced-geometry svg:viewBox="0 0 21600 21600" draw:text-areas="800 800 20800 20800" draw:type="round-rectangular-callout" draw:modifiers="22638.8553697638 -1981.30467383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5.8cm" svg:height="4cm" svg:x="0.8cm" svg:y="15.6cm">
          <text:p text:style-name="P1">これはスペースキーがおされたときにボールがとんでいくブロック</text:p>
          <draw:enhanced-geometry svg:viewBox="0 0 21600 21600" draw:text-areas="800 800 20800 20800" draw:type="round-rectangular-callout" draw:modifiers="23305.3611446302 -20450.0874781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8cm" svg:height="4cm" svg:x="16.6cm" svg:y="16.6cm">
          <text:p text:style-name="P1">これはのこり時間をかぞえるブロック</text:p>
          <draw:enhanced-geometry svg:viewBox="0 0 21600 21600" draw:text-areas="800 800 20800 20800" draw:type="round-rectangular-callout" draw:modifiers="16655.1973797621 -6759.11022244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2.8cm" svg:height="2.679cm" svg:x="23.6cm" svg:y="16.211cm">
          <draw:image xlink:href="Pictures/100019A7000007B80000076346FD605FD99E4682.svg" xlink:type="simple" xlink:show="embed" xlink:actuate="onLoad">
            <text:p/>
          </draw:image>
          <draw:image xlink:href="Pictures/100002010000004B000000477CC1C14EB4AAF6B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4" draw:text-style-name="P7" draw:layer="layout" svg:width="24.2cm" svg:height="3.939cm" svg:x="0.2cm" svg:y="1.678cm" presentation:class="title" presentation:user-transformed="true">
          <draw:text-box>
            <text:p><text:span text:style-name="T3">シューティングゲーム</text:span><text:span text:style-name="T3"><text:line-break/></text:span><text:span text:style-name="T3">〜てきのブロック〜</text:span></text:p>
          </draw:text-box>
        </draw:frame>
        <draw:custom-shape draw:style-name="gr6" draw:text-style-name="P11" draw:layer="layout" svg:width="5.8cm" svg:height="3.4cm" svg:x="1cm" svg:y="6.4cm">
          <text:p text:style-name="P1"><text:span text:style-name="T4">これははじめの見た目をきめるブロック</text:span></text:p>
          <draw:enhanced-geometry svg:viewBox="0 0 21600 21600" draw:text-areas="800 800 20800 20800" draw:type="round-rectangular-callout" draw:modifiers="28972.5219789691 13108.615113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5.8cm" svg:height="4cm" svg:x="1.2cm" svg:y="14cm">
          <text:p text:style-name="P1"><text:span text:style-name="T4">ここはずっと画面の中を動き回るブロック</text:span></text:p>
          <draw:enhanced-geometry svg:viewBox="0 0 21600 21600" draw:mirror-horizontal="false" draw:mirror-vertical="false" draw:text-areas="800 800 20800 20800" draw:type="round-rectangular-callout" draw:modifiers="27892.7081537666 -12551.8620344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5.8cm" svg:height="4cm" svg:x="19.8cm" svg:y="6.6cm">
          <text:p text:style-name="P1"><text:span text:style-name="T4">これはボールに当たったときにたおした数をふやすブロック</text:span></text:p>
          <draw:enhanced-geometry svg:viewBox="0 0 21600 21600" draw:text-areas="800 800 20800 20800" draw:type="round-rectangular-callout" draw:modifiers="-7290.60506809171 34902.274431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5.8cm" svg:height="4cm" svg:x="20.4cm" svg:y="12cm">
          <text:p text:style-name="P1"><text:span text:style-name="T4">このブロックを使うと見た目を変えることができる</text:span></text:p>
          <draw:enhanced-geometry svg:viewBox="0 0 21600 21600" draw:text-areas="800 800 20800 20800" draw:type="round-rectangular-callout" draw:modifiers="-14622.1685916221 29643.989002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9.2cm" svg:height="14.605cm" svg:x="9.2cm" svg:y="6cm">
          <draw:image xlink:href="Pictures/10000200000000F00000017D1FF2AC5D530BEAD0.gif" xlink:type="simple" xlink:show="embed" xlink:actuate="onLoad">
            <text:p/>
          </draw:image>
        </draw:frame>
        <draw:frame draw:style-name="gr3" draw:text-style-name="P6" draw:layer="layout" svg:width="4.045cm" svg:height="3.528cm" svg:x="22.755cm" svg:y="16.672cm">
          <draw:image xlink:href="Pictures/10000200000000B40000009D72325FB016FF50A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4" draw:style-name="dp1" draw:master-page-name="Question01_20_h1" presentation:presentation-page-layout-name="AL2T19">
        <office:forms form:automatic-focus="false" form:apply-design-mode="false"/>
        <draw:frame draw:style-name="gr3" draw:text-style-name="P6" draw:layer="layout" svg:width="5.994cm" svg:height="12.733cm" svg:x="21.199cm" svg:y="5.867cm">
          <draw:image xlink:href="Pictures/10000201000001B40000039E0449D1FB3988D3B3.png" xlink:type="simple" xlink:show="embed" xlink:actuate="onLoad">
            <text:p/>
          </draw:image>
        </draw:frame>
        <draw:frame draw:style-name="gr3" draw:text-style-name="P6" draw:layer="layout" svg:width="7.619cm" svg:height="8.995cm" svg:x="1.181cm" svg:y="6.005cm">
          <draw:image xlink:href="Pictures/10000201000001B0000001FEB2F3B058B663672D.png" xlink:type="simple" xlink:show="embed" xlink:actuate="onLoad">
            <text:p/>
          </draw:image>
        </draw:frame>
        <draw:frame presentation:style-name="pr6" draw:text-style-name="P7" draw:layer="layout" svg:width="24.2cm" svg:height="3.931cm" svg:x="0.2cm" svg:y="1.682cm" presentation:class="title" presentation:user-transformed="true">
          <draw:text-box>
            <text:p><text:span text:style-name="T3">変数（へんすう）ブロックの作り方</text:span></text:p>
          </draw:text-box>
        </draw:frame>
        <draw:custom-shape draw:style-name="gr7" draw:text-style-name="P12" draw:layer="layout" svg:width="5.8cm" svg:height="3.4cm" svg:x="9.4cm" svg:y="6.4cm">
          <text:p text:style-name="P1"><text:span text:style-name="T4">「変数」をクリックする</text:span></text:p>
          <draw:enhanced-geometry svg:viewBox="0 0 21600 21600" draw:text-areas="800 800 20800 20800" draw:type="round-rectangular-callout" draw:modifiers="-3991.58765730047 28624.2869744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9.06cm" svg:height="5.463cm" svg:x="6.2cm" svg:y="15cm">
          <draw:image xlink:href="Pictures/100002010000031C000001E05305AE1466D8D653.png" xlink:type="simple" xlink:show="embed" xlink:actuate="onLoad">
            <text:p/>
          </draw:image>
        </draw:frame>
        <draw:custom-shape draw:style-name="gr7" draw:text-style-name="P12" draw:layer="layout" svg:width="5.8cm" svg:height="3.4cm" svg:x="9.6cm" svg:y="10.8cm">
          <text:p text:style-name="P1"><text:span text:style-name="T4">変数の名前を入力する</text:span></text:p>
          <draw:enhanced-geometry svg:viewBox="0 0 21600 21600" draw:text-areas="800 800 20800 20800" draw:type="round-rectangular-callout" draw:modifiers="8299.67247026375 37420.5233754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2" draw:layer="layout" svg:width="5.999cm" svg:height="5.659cm" svg:x="15.401cm" svg:y="14.741cm">
          <text:p text:style-name="P1"><text:span text:style-name="T4">変数ブロックが出てくる。このブロックを使って変数をふやしたりへらしたりしよう！</text:span></text:p>
          <draw:enhanced-geometry svg:viewBox="0 0 21600 21600" draw:text-areas="800 800 20800 20800" draw:type="round-rectangular-callout" draw:modifiers="20041.2 -5205.3710247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</text:span><text:span text:style-name="MT2">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6DB068E26BF810E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</text:span><text:span text:style-name="MT2">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3:29:15.026202752</dc:date>
    <meta:editing-duration>P8DT19H57M15S</meta:editing-duration>
    <meta:editing-cycles>1026</meta:editing-cycles>
    <meta:generator>LibreOffice/5.1.6.2$Linux_X86_64 LibreOffice_project/10m0$Build-2</meta:generator>
    <meta:print-date>2016-10-24T12:52:41.956013000</meta:print-date>
    <meta:document-statistic meta:object-count="98"/>
  </office:meta>
</office:document-meta>
</file>